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4.67479in, 0in, 3.24552in, 0in)"/>
    </style:style>
    <style:style style:family="graphic" style:name="a1" style:parent-style-name="Graphics">
      <style:graphic-properties fo:border="0.01042in none" fo:background-color="transparent" fo:clip="rect(1.59489in, 0in, 6.0211in, 0in)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6.42545in" svg:height="6.779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1" draw:name="Imagen 2" text:anchor-type="as-char" svg:x="0in" svg:y="0in" svg:width="6.58851in" svg:height="7.21838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Marquez</meta:initial-creator>
    <dc:creator>Marianne Marquez</dc:creator>
    <meta:creation-date>2023-02-28T02:10:00Z</meta:creation-date>
    <dc:date>2023-02-28T02:34:00Z</dc:date>
    <meta:print-date>2023-02-28T02:12:00Z</meta:print-date>
    <meta:template xlink:href="Normal" xlink:type="simple"/>
    <meta:editing-cycles>1</meta:editing-cycles>
    <meta:editing-duration>PT1380S</meta:editing-duration>
    <meta:document-statistic meta:page-count="2" meta:paragraph-count="1" meta:word-count="2" meta:character-count="12" meta:row-count="1" meta:non-whitespace-character-count="11"/>
  </office:meta>
</office:document-meta>
</file>